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Local to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8:41:42.070789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2-17T13:55:37.936100004</dc:date>
    <meta:editing-duration>P9DT20H5M45S</meta:editing-duration>
    <meta:editing-cycles>782</meta:editing-cycles>
    <meta:generator>LibreOffice/7.3.1.3$Linux_X86_64 LibreOffice_project/30$Build-3</meta:generator>
    <meta:document-statistic meta:table-count="1" meta:cell-count="6305" meta:object-count="0"/>
  </office:meta>
</office:document-meta>
</file>